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23cm"/>
    </style:style>
    <style:style style:name="co4" style:family="table-column">
      <style:table-column-properties fo:break-before="auto" style:column-width="4.46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99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6600cc"/>
    </style:style>
    <style:style style:name="ce3" style:family="table-cell" style:parent-style-name="Default">
      <style:table-cell-properties fo:background-color="#009900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2" table:default-cell-style-name="ce3"/>
        <table:table-column table:style-name="co4" table:default-cell-style-name="ce3"/>
        <table:table-row table:style-name="ro3">
          <table:table-cell table:style-name="ce1" office:value-type="string">
            <text:p>RECIPES</text:p>
          </table:table-cell>
          <table:table-cell table:style-name="ce1" office:value-type="string">
            <text:p>ingredient1</text:p>
          </table:table-cell>
          <table:table-cell table:style-name="ce1" office:value-type="string">
            <text:p>ingredient2</text:p>
          </table:table-cell>
        </table:table-row>
        <table:table-row table:style-name="ro2">
          <table:table-cell office:value-type="string">
            <text:p>leaf_honey</text:p>
          </table:table-cell>
          <table:table-cell office:value-type="string">
            <text:p>leaf</text:p>
          </table:table-cell>
          <table:table-cell office:value-type="string">
            <text:p>honey_drop</text:p>
          </table:table-cell>
        </table:table-row>
        <table:table-row table:style-name="ro2">
          <table:table-cell office:value-type="string">
            <text:p>leaf_honey</text:p>
          </table:table-cell>
          <table:table-cell office:value-type="string">
            <text:p>leaf_salad</text:p>
          </table:table-cell>
          <table:table-cell office:value-type="string">
            <text:p>honey_drop</text:p>
          </table:table-cell>
        </table:table-row>
        <table:table-row table:style-name="ro2">
          <table:table-cell office:value-type="string">
            <text:p>glazed_honey</text:p>
          </table:table-cell>
          <table:table-cell office:value-type="string">
            <text:p>honey_drop</text:p>
          </table:table-cell>
          <table:table-cell/>
        </table:table-row>
        <table:table-row table:style-name="ro2">
          <table:table-cell office:value-type="string">
            <text:p>leaf_salad</text:p>
          </table:table-cell>
          <table:table-cell office:value-type="string">
            <text:p>leaf</text:p>
          </table:table-cell>
          <table:table-cell/>
        </table:table-row>
        <table:table-row table:style-name="ro2">
          <table:table-cell office:value-type="string">
            <text:p>mushroom_salad</text:p>
          </table:table-cell>
          <table:table-cell office:value-type="string">
            <text:p>leaf</text:p>
          </table:table-cell>
          <table:table-cell office:value-type="string">
            <text:p>shroom</text:p>
          </table:table-cell>
        </table:table-row>
        <table:table-row table:style-name="ro2">
          <table:table-cell office:value-type="string">
            <text:p>mushroom_salad</text:p>
          </table:table-cell>
          <table:table-cell office:value-type="string">
            <text:p>leaf</text:p>
          </table:table-cell>
          <table:table-cell office:value-type="string">
            <text:p>cooked_shroom</text:p>
          </table:table-cell>
        </table:table-row>
        <table:table-row table:style-name="ro2">
          <table:table-cell office:value-type="string">
            <text:p>mushroom_salad</text:p>
          </table:table-cell>
          <table:table-cell office:value-type="string">
            <text:p>leaf_salad</text:p>
          </table:table-cell>
          <table:table-cell office:value-type="string">
            <text:p>shroom</text:p>
          </table:table-cell>
        </table:table-row>
        <table:table-row table:style-name="ro2">
          <table:table-cell office:value-type="string">
            <text:p>mushroom_salad</text:p>
          </table:table-cell>
          <table:table-cell office:value-type="string">
            <text:p>leaf_salad</text:p>
          </table:table-cell>
          <table:table-cell office:value-type="string">
            <text:p>cooked_shroom</text:p>
          </table:table-cell>
        </table:table-row>
        <table:table-row table:style-name="ro2">
          <table:table-cell office:value-type="string">
            <text:p>berry_juice</text:p>
          </table:table-cell>
          <table:table-cell office:value-type="string">
            <text:p>berry</text:p>
          </table:table-cell>
          <table:table-cell office:value-type="string">
            <text:p>water</text:p>
          </table:table-cell>
        </table:table-row>
        <table:table-row table:style-name="ro2">
          <table:table-cell office:value-type="string">
            <text:p>berry_juice</text:p>
          </table:table-cell>
          <table:table-cell office:value-type="string">
            <text:p>berry</text:p>
          </table:table-cell>
          <table:table-cell office:value-type="string">
            <text:p>shaved_ice</text:p>
          </table:table-cell>
        </table:table-row>
        <table:table-row table:style-name="ro2">
          <table:table-cell office:value-type="string">
            <text:p>cooked_shroom</text:p>
          </table:table-cell>
          <table:table-cell office:value-type="string">
            <text:p>shroom</text:p>
          </table:table-cell>
          <table:table-cell/>
        </table:table-row>
        <table:table-row table:style-name="ro2">
          <table:table-cell office:value-type="string">
            <text:p>berry_icecream</text:p>
          </table:table-cell>
          <table:table-cell office:value-type="string">
            <text:p>icecream</text:p>
          </table:table-cell>
          <table:table-cell office:value-type="string">
            <text:p>berry</text:p>
          </table:table-cell>
        </table:table-row>
        <table:table-row table:style-name="ro2">
          <table:table-cell office:value-type="string">
            <text:p>berry_icecream</text:p>
          </table:table-cell>
          <table:table-cell office:value-type="string">
            <text:p>shaved_ice</text:p>
          </table:table-cell>
          <table:table-cell office:value-type="string">
            <text:p>berry</text:p>
          </table:table-cell>
        </table:table-row>
        <table:table-row table:style-name="ro2">
          <table:table-cell office:value-type="string">
            <text:p>honey_icecream</text:p>
          </table:table-cell>
          <table:table-cell office:value-type="string">
            <text:p>icecream</text:p>
          </table:table-cell>
          <table:table-cell office:value-type="string">
            <text:p>honey_drop</text:p>
          </table:table-cell>
        </table:table-row>
        <table:table-row table:style-name="ro2">
          <table:table-cell office:value-type="string">
            <text:p>honey_icecream</text:p>
          </table:table-cell>
          <table:table-cell office:value-type="string">
            <text:p>icecream</text:p>
          </table:table-cell>
          <table:table-cell office:value-type="string">
            <text:p>glazed_honey</text:p>
          </table:table-cell>
        </table:table-row>
        <table:table-row table:style-name="ro2">
          <table:table-cell office:value-type="string">
            <text:p>honey_icecream</text:p>
          </table:table-cell>
          <table:table-cell office:value-type="string">
            <text:p>shaved_ice</text:p>
          </table:table-cell>
          <table:table-cell office:value-type="string">
            <text:p>glazed_honey</text:p>
          </table:table-cell>
        </table:table-row>
        <table:table-row table:style-name="ro2">
          <table:table-cell office:value-type="string">
            <text:p>icecream</text:p>
          </table:table-cell>
          <table:table-cell office:value-type="string">
            <text:p>shaved_ice</text:p>
          </table:table-cell>
          <table:table-cell office:value-type="string">
            <text:p>honey_drop</text:p>
          </table:table-cell>
        </table:table-row>
        <table:table-row table:style-name="ro2">
          <table:table-cell office:value-type="string">
            <text:p>icecream</text:p>
          </table:table-cell>
          <table:table-cell office:value-type="string">
            <text:p>shaved_ice</text:p>
          </table:table-cell>
          <table:table-cell office:value-type="string">
            <text:p>aphid_dew</text:p>
          </table:table-cell>
        </table:table-row>
        <table:table-row table:style-name="ro2">
          <table:table-cell office:value-type="string">
            <text:p>shaved_ice</text:p>
          </table:table-cell>
          <table:table-cell office:value-type="string">
            <text:p>water</text:p>
          </table:table-cell>
          <table:table-cell/>
        </table:table-row>
        <table:table-row table:style-name="ro2">
          <table:table-cell table:number-columns-repeated="2" office:value-type="string">
            <text:p>shaved_ice</text:p>
          </table:table-cell>
          <table:table-cell/>
        </table:table-row>
        <table:table-row table:style-name="ro2">
          <table:table-cell office:value-type="string">
            <text:p>roasted_berries</text:p>
          </table:table-cell>
          <table:table-cell office:value-type="string">
            <text:p>berry</text:p>
          </table:table-cell>
          <table:table-cell/>
        </table:table-row>
        <table:table-row table:style-name="ro2">
          <table:table-cell office:value-type="string">
            <text:p>mushroom_gummies</text:p>
          </table:table-cell>
          <table:table-cell office:value-type="string">
            <text:p>flour_bag</text:p>
          </table:table-cell>
          <table:table-cell office:value-type="string">
            <text:p>shroom</text:p>
          </table:table-cell>
        </table:table-row>
        <table:table-row table:style-name="ro2">
          <table:table-cell office:value-type="string">
            <text:p>dry_bread</text:p>
          </table:table-cell>
          <table:table-cell office:value-type="string">
            <text:p>flour_bag</text:p>
          </table:table-cell>
          <table:table-cell/>
        </table:table-row>
        <table:table-row table:style-name="ro2">
          <table:table-cell office:value-type="string">
            <text:p>abomihoney</text:p>
          </table:table-cell>
          <table:table-cell office:value-type="string">
            <text:p>honey_drop</text:p>
          </table:table-cell>
          <table:table-cell office:value-type="string">
            <text:p>glazed_honey</text:p>
          </table:table-cell>
        </table:table-row>
        <table:table-row table:style-name="ro2">
          <table:table-cell office:value-type="string">
            <text:p>abomihoney</text:p>
          </table:table-cell>
          <table:table-cell office:value-type="string">
            <text:p>glazed_honey</text:p>
          </table:table-cell>
          <table:table-cell/>
        </table:table-row>
        <table:table-row table:style-name="ro2">
          <table:table-cell office:value-type="string">
            <text:p>cold_salad</text:p>
          </table:table-cell>
          <table:table-cell office:value-type="string">
            <text:p>leaf</text:p>
          </table:table-cell>
          <table:table-cell office:value-type="string">
            <text:p>shaved_ice</text:p>
          </table:table-cell>
        </table:table-row>
        <table:table-row table:style-name="ro2">
          <table:table-cell office:value-type="string">
            <text:p>cold_salad</text:p>
          </table:table-cell>
          <table:table-cell office:value-type="string">
            <text:p>leaf_salad</text:p>
          </table:table-cell>
          <table:table-cell office:value-type="string">
            <text:p>shaved_ice</text:p>
          </table:table-cell>
        </table:table-row>
        <table:table-row table:style-name="ro2">
          <table:table-cell office:value-type="string">
            <text:p>honey_pancakes</text:p>
          </table:table-cell>
          <table:table-cell office:value-type="string">
            <text:p>glazed_honey</text:p>
          </table:table-cell>
          <table:table-cell office:value-type="string">
            <text:p>flour_bag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Sheet1.A1:Sheet1.C2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30">30/12/2024</text:date>, <text:time>14:3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mmer </meta:initial-creator>
    <meta:creation-date>2024-04-30T22:22:41.30</meta:creation-date>
    <dc:date>2024-12-30T14:30:40.94</dc:date>
    <dc:creator>Summer </dc:creator>
    <meta:editing-duration>PT1H21M34S</meta:editing-duration>
    <meta:editing-cycles>8</meta:editing-cycles>
    <meta:generator>OpenOffice/4.1.15$Win32 OpenOffice.org_project/4115m2$Build-9813</meta:generator>
    <meta:document-statistic meta:table-count="3" meta:cell-count="79" meta:object-count="0"/>
  </office:meta>
</office:document-meta>
</file>